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18:53:33</dc:date>
    <meta:editing-duration>P2DT16H53M23S</meta:editing-duration>
    <meta:editing-cycles>51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8" meta:word-count="417" meta:character-count="4560" meta:non-whitespace-character-count="4075"/>
  </office:meta>
</office:document-meta>
</file>